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9pt" fo:font-weight="bold" officeooo:rsid="0015d5b8" officeooo:paragraph-rsid="0016faa9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officeooo:rsid="0015d5b8" officeooo:paragraph-rsid="0016faa9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font-size="9pt" officeooo:rsid="0015d5b8" officeooo:paragraph-rsid="0015d5b8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officeooo:rsid="0015d5b8" officeooo:paragraph-rsid="0015d5b8" style:font-size-asian="9pt" style:font-size-complex="9pt"/>
    </style:style>
    <style:style style:name="P5" style:family="paragraph" style:parent-style-name="Footer">
      <style:text-properties fo:font-size="9pt" fo:font-weight="bold" officeooo:rsid="0031cfe9" officeooo:paragraph-rsid="0031cfe9" style:font-size-asian="9pt" style:font-weight-asian="bold" style:font-size-complex="9pt" style:font-weight-complex="bold"/>
    </style:style>
    <style:style style:name="P6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17b933" officeooo:paragraph-rsid="0017b933" style:font-size-asian="9pt" style:font-size-complex="9pt"/>
    </style:style>
    <style:style style:name="P7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17b933" officeooo:paragraph-rsid="001cfafa" style:font-size-asian="9pt" style:font-size-complex="9pt"/>
    </style:style>
    <style:style style:name="P8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199e0a" officeooo:paragraph-rsid="00199e0a" style:font-size-asian="9pt" style:font-size-complex="9pt"/>
    </style:style>
    <style:style style:name="P9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1a60ef" officeooo:paragraph-rsid="001b23b3" style:font-size-asian="9pt" style:font-size-complex="9pt"/>
    </style:style>
    <style:style style:name="P10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1cfafa" officeooo:paragraph-rsid="001cfafa" style:font-size-asian="9pt" style:font-size-complex="9pt"/>
    </style:style>
    <style:style style:name="P11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1cfafa" officeooo:paragraph-rsid="001df9a3" style:font-size-asian="9pt" style:font-size-complex="9pt"/>
    </style:style>
    <style:style style:name="P12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1cfafa" officeooo:paragraph-rsid="002224ae" style:font-size-asian="9pt" style:font-size-complex="9pt"/>
    </style:style>
    <style:style style:name="P13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1cfafa" officeooo:paragraph-rsid="0023df5b" style:font-size-asian="9pt" style:font-size-complex="9pt"/>
    </style:style>
    <style:style style:name="P14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1cfafa" officeooo:paragraph-rsid="00245dbf" style:font-size-asian="9pt" style:font-size-complex="9pt"/>
    </style:style>
    <style:style style:name="P15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1cfafa" officeooo:paragraph-rsid="0026c8a9" style:font-size-asian="9pt" style:font-size-complex="9pt"/>
    </style:style>
    <style:style style:name="P16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1cfafa" officeooo:paragraph-rsid="002ab306" style:font-size-asian="9pt" style:font-size-complex="9pt"/>
    </style:style>
    <style:style style:name="P17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2ce40e" officeooo:paragraph-rsid="002ce40e" style:font-size-asian="9pt" style:font-size-complex="9pt"/>
    </style:style>
    <style:style style:name="P18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2d2b4a" officeooo:paragraph-rsid="002d2b4a" style:font-size-asian="9pt" style:font-size-complex="9pt"/>
    </style:style>
    <style:style style:name="P19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2e67c4" officeooo:paragraph-rsid="002e67c4" style:font-size-asian="9pt" style:font-size-complex="9pt"/>
    </style:style>
    <style:style style:name="P20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2fe4ee" officeooo:paragraph-rsid="002fe4ee" style:font-size-asian="9pt" style:font-size-complex="9pt"/>
    </style:style>
    <style:style style:name="P21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313dfb" officeooo:paragraph-rsid="00313dfb" style:font-size-asian="9pt" style:font-size-complex="9pt"/>
    </style:style>
    <style:style style:name="P22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315d2c" officeooo:paragraph-rsid="00315d2c" style:font-size-asian="9pt" style:font-size-complex="9pt"/>
    </style:style>
    <style:style style:name="P23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31a8c2" officeooo:paragraph-rsid="0031a8c2" style:font-size-asian="9pt" style:font-size-complex="9pt"/>
    </style:style>
    <style:style style:name="P24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2224ae" officeooo:paragraph-rsid="00245dbf" style:font-size-asian="9pt" style:font-size-complex="9pt"/>
    </style:style>
    <style:style style:name="P25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2224ae" officeooo:paragraph-rsid="0026c8a9" style:font-size-asian="9pt" style:font-size-complex="9pt"/>
    </style:style>
    <style:style style:name="P26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2224ae" officeooo:paragraph-rsid="0029527c" style:font-size-asian="9pt" style:font-size-complex="9pt"/>
    </style:style>
    <style:style style:name="P27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2ab306" officeooo:paragraph-rsid="002ab306" style:font-size-asian="9pt" style:font-size-complex="9pt"/>
    </style:style>
    <style:style style:name="P28" style:family="paragraph" style:parent-style-name="Standard" style:master-page-name="">
      <loext:graphic-properties draw:fill="none"/>
      <style:paragraph-properties fo:margin-left="-0.3118in" fo:margin-right="0in" fo:text-align="start" style:justify-single-word="false" fo:text-indent="0in" style:auto-text-indent="false" style:page-number="auto"/>
      <style:text-properties fo:font-size="9pt" officeooo:rsid="0015d5b8" officeooo:paragraph-rsid="0015d5b8" style:font-size-asian="9pt" style:font-size-complex="9pt"/>
    </style:style>
    <style:style style:name="P29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1cfafa" officeooo:paragraph-rsid="00282307" style:font-size-asian="9pt" style:font-size-complex="9pt"/>
    </style:style>
    <style:style style:name="P30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1cfafa" officeooo:paragraph-rsid="002ab306" style:font-size-asian="9pt" style:font-size-complex="9pt"/>
    </style:style>
    <style:style style:name="P31" style:family="paragraph" style:parent-style-name="Standard">
      <loext:graphic-properties draw:fill="none"/>
      <style:paragraph-properties fo:margin-left="-0.3118in" fo:margin-right="0in" fo:text-align="start" style:justify-single-word="false" fo:text-indent="0in" style:auto-text-indent="false"/>
      <style:text-properties fo:font-size="9pt" officeooo:rsid="002ab306" officeooo:paragraph-rsid="002ab306" style:font-size-asian="9pt" style:font-size-complex="9pt"/>
    </style:style>
    <style:style style:name="P32" style:family="paragraph">
      <style:paragraph-properties fo:text-align="center"/>
      <style:text-properties fo:font-size="16pt" style:font-size-asian="10.5pt" style:font-size-complex="12pt"/>
    </style:style>
    <style:style style:name="P33" style:family="paragraph">
      <style:paragraph-properties fo:text-align="center"/>
    </style:style>
    <style:style style:name="P34" style:family="paragraph">
      <loext:graphic-properties draw:fill="solid" draw:fill-color="#cc99ff"/>
      <style:text-properties fo:font-size="9pt" style:font-size-asian="9pt" style:font-size-complex="9pt"/>
    </style:style>
    <style:style style:name="P35" style:family="paragraph">
      <loext:graphic-properties draw:fill="none" draw:fill-color="#ffffff"/>
      <style:text-properties fo:font-size="9pt" style:font-size-asian="9pt" style:font-size-complex="9pt"/>
    </style:style>
    <style:style style:name="P36" style:family="paragraph">
      <loext:graphic-properties draw:fill="none" draw:fill-color="#ffffff"/>
    </style:style>
    <style:style style:name="P37" style:family="paragraph">
      <style:paragraph-properties fo:text-align="start"/>
      <style:text-properties style:text-line-through-style="none" style:text-line-through-type="none" style:font-name="Liberation Sans" fo:font-size="9pt" fo:font-style="normal" style:text-underline-style="none" fo:font-weight="bold"/>
    </style:style>
    <style:style style:name="P38" style:family="paragraph">
      <loext:graphic-properties draw:fill="none" draw:fill-color="#ffffff"/>
      <style:text-properties fo:font-size="9pt" fo:font-weight="normal" style:font-size-asian="9pt" style:font-weight-asian="normal" style:font-size-complex="9pt" style:font-weight-complex="normal"/>
    </style:style>
    <style:style style:name="P39" style:family="paragraph">
      <loext:graphic-properties draw:fill="none" draw:fill-color="#ffffff"/>
      <style:text-properties fo:font-size="10pt" style:font-size-asian="10pt" style:font-size-complex="10pt"/>
    </style:style>
    <style:style style:name="P40" style:family="paragraph">
      <style:paragraph-properties fo:text-align="center"/>
      <style:text-properties style:text-line-through-style="none" style:text-line-through-type="none" style:font-name="Liberation Sans" fo:font-size="9pt" fo:font-style="normal" style:text-underline-style="none" fo:font-weight="normal"/>
    </style:style>
    <style:style style:name="T1" style:family="text">
      <style:text-properties officeooo:rsid="001b23b3"/>
    </style:style>
    <style:style style:name="T2" style:family="text">
      <style:text-properties officeooo:rsid="001cfafa"/>
    </style:style>
    <style:style style:name="T3" style:family="text">
      <style:text-properties officeooo:rsid="001df9a3"/>
    </style:style>
    <style:style style:name="T4" style:family="text">
      <style:text-properties officeooo:rsid="002224ae"/>
    </style:style>
    <style:style style:name="T5" style:family="text">
      <style:text-properties fo:font-size="9pt" style:text-underline-style="solid" style:text-underline-width="auto" style:text-underline-color="font-color" style:font-size-asian="9pt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solid" svg:stroke-width="0.05in" svg:stroke-color="#314004" draw:marker-start-width="0.3055in" draw:marker-end-width="0.3055in" draw:textarea-horizontal-align="center" draw:textarea-vertical-align="middle" fo:padding-top="0.0252in" fo:padding-bottom="0.0252in" fo:padding-left="0.0252in" fo:padding-right="0.0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solid" draw:fill-color="#cc99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fo:min-height="0.2563in" fo:padding-top="0.05in" fo:padding-lef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1791in" fo:padding-top="0.05in" fo:padding-lef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fill="none" draw:fill-color="#ffffff" fo:min-height="0.25in" fo:padding-top="0.05in" fo:padding-lef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0.2874in" fo:padding-top="0.05in" fo:padding-lef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000000" draw:fill="none" draw:fill-color="#ffffff" fo:min-height="0.1925in" fo:padding-top="0.05in" fo:padding-lef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0.2189in" fo:padding-top="0.05in" fo:padding-lef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color="#000000" draw:fill="none" draw:fill-color="#ffffff" fo:min-height="0.198in" fo:padding-top="0.05in" fo:padding-lef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color="#000000" draw:fill="none" draw:fill-color="#ffffff" fo:min-height="0.2417in" fo:padding-top="0.05in" fo:padding-lef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color="#000000" draw:fill="none" draw:fill-color="#ffffff" fo:min-height="0.2146in" fo:padding-top="0.05in" fo:padding-lef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color="#000000" draw:fill="none" draw:fill-color="#ffffff" fo:min-height="0.1925in" fo:padding-top="0.05in" fo:padding-lef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color="#000000" draw:fill="none" draw:fill-color="#ffffff" fo:min-height="0.1882in" fo:padding-top="0.05in" fo:padding-lef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solid" svg:stroke-color="#000000" draw:fill="none" draw:fill-color="#ffffff" fo:min-height="0.2165in" fo:padding-top="0.05in" fo:padding-lef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textarea-vertical-align="top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9" style:family="graphic">
      <style:graphic-properties draw:stroke="solid" svg:stroke-color="#000000" draw:fill="none" draw:fill-color="#ffffff" fo:min-height="0.2165in" fo:padding-top="0.05in" fo:padding-lef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solid" svg:stroke-color="#000000" draw:fill="none" draw:fill-color="#ffffff" fo:min-height="0.4in" fo:padding-top="0.05in" fo:padding-lef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solid" svg:stroke-color="#000000" draw:fill="none" draw:fill-color="#ffffff" fo:min-height="0.1445in" fo:padding-top="0.05in" fo:padding-lef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unnamed0" form:control-implementation="ooo:com.sun.star.form.component.RadioButton" xml:id="control1" form:id="control1" form:label="MALE" form:current-selected="true" form:selected="true" form:tab-stop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unnamed1" form:control-implementation="ooo:com.sun.star.form.component.RadioButton" xml:id="control2" form:id="control2" form:label="FEMALE" form:tab-stop="tru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button form:name="Push Button 1" form:control-implementation="ooo:com.sun.star.form.component.CommandButton" xml:id="control3" form:id="control3" form:label="Print" office:target-frame="" xlink:href="" form:image-data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22" draw:name="MALE" draw:style-name="gr18" draw:text-style-name="P37" svg:width="1.0106in" svg:height="0.1961in" svg:x="2.6146in" svg:y="6.2528in" draw:control="control1">
        <svg:title>Test</svg:title>
        <svg:desc>ok</svg:desc>
      </draw:control>
      <draw:control text:anchor-type="page" text:anchor-page-number="1" draw:z-index="23" draw:name="MALE" draw:style-name="gr18" draw:text-style-name="P37" svg:width="1.0106in" svg:height="0.1594in" svg:x="3.552in" svg:y="6.2528in" draw:control="control2">
        <svg:title>Test</svg:title>
        <svg:desc>ok</svg:desc>
      </draw:control>
      <text:p text:style-name="P3"><draw:line text:anchor-type="paragraph" draw:z-index="1" draw:style-name="gr2" draw:text-style-name="P33" svg:x1="1.8319in" svg:y1="0.3882in" svg:x2="1.863in" svg:y2="0.4193in"><text:p/></draw:line><draw:line text:anchor-type="paragraph" draw:z-index="0" draw:style-name="gr1" draw:text-style-name="P32" svg:x1="-0.3138in" svg:y1="0.0654in" svg:x2="7.1965in" svg:y2="0.0654in"><text:p/></draw:line></text:p>
      <text:p text:style-name="P4"><draw:frame text:anchor-type="paragraph" draw:z-index="2" draw:style-name="gr3" draw:text-style-name="P34" svg:width="7.4795in" svg:height="0.2606in" svg:x="-0.3138in" svg:y="0.0402in"><draw:text-box><text:p><text:span text:style-name="T5">INFORMATION OF OWNER</text:span><text:span text:style-name="T6"> (* Mandatory field)</text:span></text:p></draw:text-box></draw:frame></text:p>
      <text:p text:style-name="P3"/>
      <text:p text:style-name="P28"/>
      <text:p text:style-name="P6"><draw:frame text:anchor-type="paragraph" draw:z-index="3" draw:style-name="gr4" draw:text-style-name="P35" svg:width="4.7815in" svg:height="0.3067in" svg:x="1.8339in" svg:y="0.0173in"><draw:text-box><text:p><text:span text:style-name="T6">YAP EE YUEN </text:span></text:p></draw:text-box></draw:frame>1. *NAME OF OWNER</text:p>
      <text:p text:style-name="P6"/>
      <text:p text:style-name="P6"/>
      <text:p text:style-name="P8"><draw:frame text:anchor-type="paragraph" draw:z-index="4" draw:style-name="gr5" draw:text-style-name="P35" svg:width="1.5213in" svg:height="0.2295in" svg:x="1.8236in" svg:y="0.0693in"><draw:text-box><text:p><text:span text:style-name="T6">25/05/1988</text:span></text:p></draw:text-box></draw:frame>2. *DATE OF BIRTH</text:p>
      <text:p text:style-name="P8"><text:s text:c="4"/>(dd/mm/yyyy)</text:p>
      <text:p text:style-name="P6"/>
      <text:p text:style-name="P6"/>
      <text:p text:style-name="P9"><draw:frame text:anchor-type="paragraph" draw:z-index="5" draw:style-name="gr6" draw:text-style-name="P35" svg:width="2.2276in" svg:height="0.3004in" svg:x="1.8134in" svg:y="0.0173in"><draw:text-box><text:p><text:span text:style-name="T6">MALAYSIA</text:span></text:p></draw:text-box></draw:frame>3. <text:span text:style-name="T1">*NATIONALITY</text:span></text:p>
      <text:p text:style-name="P6"/>
      <text:p text:style-name="P6"><draw:frame text:anchor-type="paragraph" draw:z-index="6" draw:style-name="gr7" draw:text-style-name="P36" svg:width="1.8732in" svg:height="0.3378in" svg:x="5.061in" svg:y="0.0736in"><draw:text-box><text:p/></draw:text-box></draw:frame></text:p>
      <text:p text:style-name="P7"><text:tab/><text:tab/><text:tab/><text:tab/><text:span text:style-name="T2">IF PERMANENT RESIDENT, STATE COUNTRY OF ORIGIN </text:span></text:p>
      <text:p text:style-name="P6"/>
      <text:p text:style-name="P10"><draw:frame text:anchor-type="paragraph" draw:z-index="7" draw:style-name="gr8" draw:text-style-name="P36" svg:width="1.8732in" svg:height="0.2425in" svg:x="1.8425in" svg:y="0.0425in"><draw:text-box><text:p><text:s text:c="2"/></text:p></draw:text-box></draw:frame><draw:frame text:anchor-type="paragraph" draw:z-index="8" draw:style-name="gr9" draw:text-style-name="P35" svg:width="1.3858in" svg:height="0.2689in" svg:x="5.0508in" svg:y="0.0902in"><draw:text-box><text:p><text:span text:style-name="T6">BLUE</text:span></text:p></draw:text-box></draw:frame>4. *PERSONAL</text:p>
      <text:p text:style-name="P11"><text:s text:c="4"/>IDENTIFICATION <text:tab/>OLD<text:tab/><text:tab/><text:tab/><text:tab/><text:tab/><text:tab/><text:span text:style-name="T3">5. *COLOUR</text:span></text:p>
      <text:p text:style-name="P10"><text:s text:c="4"/>NO.</text:p>
      <text:p text:style-name="P10"><draw:frame text:anchor-type="paragraph" draw:z-index="11" draw:style-name="gr12" draw:text-style-name="P35" svg:width="0.5524in" svg:height="0.265in" svg:x="1.8425in" svg:y="0.0902in"><draw:text-box><text:p><text:span text:style-name="T6">880525</text:span></text:p></draw:text-box></draw:frame><draw:frame text:anchor-type="paragraph" draw:z-index="9" draw:style-name="gr10" draw:text-style-name="P35" svg:width="0.5106in" svg:height="0.248in" svg:x="3.2071in" svg:y="0.1193in"><draw:text-box><text:p><text:span text:style-name="T6">5033</text:span></text:p></draw:text-box></draw:frame><draw:frame text:anchor-type="paragraph" draw:z-index="10" draw:style-name="gr11" draw:text-style-name="P35" svg:width="0.313in" svg:height="0.2921in" svg:x="2.6654in" svg:y="0.0862in"><draw:text-box><text:p><text:span text:style-name="T6">14</text:span></text:p></draw:text-box></draw:frame></text:p>
      <text:p text:style-name="P13"><draw:line text:anchor-type="paragraph" draw:z-index="20" draw:style-name="gr17" draw:text-style-name="P33" svg:x1="2.478in" svg:y1="0.0882in" svg:x2="2.6031in" svg:y2="0.0882in"><text:p text:style-name="P33"><text:s text:c="2"/></text:p></draw:line><draw:line text:anchor-type="paragraph" draw:z-index="21" draw:style-name="gr15" draw:text-style-name="P33" svg:x1="3.0299in" svg:y1="0.0945in" svg:x2="3.1551in" svg:y2="0.0945in"><text:p/></draw:line><text:tab/><text:tab/><text:tab/><text:span text:style-name="T4">MYKAD</text:span></text:p>
      <text:p text:style-name="P13"/>
      <text:p text:style-name="P13"><draw:frame text:anchor-type="paragraph" draw:z-index="12" draw:style-name="gr13" draw:text-style-name="P35" svg:width="0.5531in" svg:height="0.2425in" svg:x="1.8425in" svg:y="0.0654in"><draw:text-box><text:p/></draw:text-box></draw:frame><draw:frame text:anchor-type="paragraph" draw:z-index="13" draw:style-name="gr14" draw:text-style-name="P35" svg:width="0.313in" svg:height="0.2386in" svg:x="2.6339in" svg:y="0.0591in"><draw:text-box><text:p/></draw:text-box></draw:frame><draw:frame text:anchor-type="paragraph" draw:z-index="14" draw:style-name="gr13" draw:text-style-name="P35" svg:width="0.5114in" svg:height="0.2425in" svg:x="3.1965in" svg:y="0.0799in"><draw:text-box><text:p/></draw:text-box></draw:frame></text:p>
      <text:p text:style-name="P24"><draw:line text:anchor-type="paragraph" draw:z-index="15" draw:style-name="gr15" draw:text-style-name="P33" svg:x1="2.4571in" svg:y1="0.0484in" svg:x2="2.6028in" svg:y2="0.0484in"><text:p/></draw:line><draw:line text:anchor-type="paragraph" draw:z-index="16" draw:style-name="gr15" draw:text-style-name="P33" svg:x1="3.0091in" svg:y1="0.0299in" svg:x2="3.1343in" svg:y2="0.0299in"><text:p/></draw:line><text:tab/><text:tab/><text:tab/>MYPR</text:p>
      <text:p text:style-name="P14"/>
      <text:p text:style-name="P14"><draw:frame text:anchor-type="paragraph" draw:z-index="17" draw:style-name="gr16" draw:text-style-name="P35" svg:width="1.3858in" svg:height="0.2669in" svg:x="1.8319in" svg:y="0.0508in"><draw:text-box><text:p/></draw:text-box></draw:frame></text:p>
      <text:p text:style-name="P24"><text:tab/><text:tab/><text:tab/>PASSPORT</text:p>
      <text:p text:style-name="P14"/>
      <text:p text:style-name="P24"><draw:frame text:anchor-type="paragraph" draw:z-index="18" draw:style-name="gr16" draw:text-style-name="P35" svg:width="1.3858in" svg:height="0.2669in" svg:x="1.8319in" svg:y="0.061in"><draw:text-box><text:p/></draw:text-box></draw:frame><text:tab/><text:tab/><text:tab/></text:p>
      <text:p text:style-name="P25"><text:tab/><text:tab/><text:tab/>POLICE </text:p>
      <text:p text:style-name="P15"/>
      <text:p text:style-name="P15"><draw:frame text:anchor-type="paragraph" draw:z-index="19" draw:style-name="gr16" draw:text-style-name="P35" svg:width="1.3858in" svg:height="0.2669in" svg:x="1.8425in" svg:y="0.0402in"><draw:text-box><text:p/></draw:text-box></draw:frame></text:p>
      <text:p text:style-name="P26"><text:tab/><text:tab/><text:tab/>ARMY <text:s/></text:p>
      <text:p text:style-name="P26"><text:tab/></text:p>
      <text:p text:style-name="P29"/>
      <text:p text:style-name="P27">6. *SEX</text:p>
      <text:p text:style-name="P16"><draw:frame text:anchor-type="paragraph" draw:z-index="24" draw:style-name="gr19" draw:text-style-name="P38" svg:width="1.3858in" svg:height="0.2669in" svg:x="1.8791in" svg:y="0.0654in"><draw:text-box><text:p><text:span text:style-name="T7">CHINESE</text:span></text:p></draw:text-box></draw:frame></text:p>
      <text:p text:style-name="P27">7. *RACE</text:p>
      <text:p text:style-name="P16"><draw:frame text:anchor-type="paragraph" draw:z-index="25" draw:style-name="gr13" draw:text-style-name="P35" svg:width="3.1677in" svg:height="0.2425in" svg:x="3.811in" svg:y="0.0882in"><draw:text-box><text:p/></draw:text-box></draw:frame></text:p>
      <text:p text:style-name="P17"><text:tab/><text:tab/><text:tab/><text:tab/> <text:s text:c="5"/>IF OTHERS, PLEASE SPECIFY</text:p>
      <text:p text:style-name="P12"/>
      <text:p text:style-name="P12"><draw:frame text:anchor-type="paragraph" draw:z-index="26" draw:style-name="gr20" draw:text-style-name="P35" svg:width="3.865in" svg:height="0.4504in" svg:x="1.8425in" svg:y="0.0965in"><draw:text-box><text:p><text:span text:style-name="T6">16-08 BLK C BISTARI IMPIAN JLN SERANTAU TMN DATO'ONN </text:span></text:p></draw:text-box></draw:frame></text:p>
      <text:p text:style-name="P18">8. *RESIDENTIAL ADDRESS</text:p>
      <text:p text:style-name="P18"/>
      <text:p text:style-name="P18"/>
      <text:p text:style-name="P18"/>
      <text:p text:style-name="P19"><draw:frame text:anchor-type="paragraph" draw:z-index="27" draw:style-name="gr19" draw:text-style-name="P38" svg:width="1.3858in" svg:height="0.2669in" svg:x="1.848in" svg:y="0.0736in"><draw:text-box><text:p><text:span text:style-name="T7">JOHOR BAHRU</text:span></text:p></draw:text-box></draw:frame>9. *TOWN</text:p>
      <text:p text:style-name="P19"/>
      <text:p text:style-name="P19"/>
      <text:p text:style-name="P19"><draw:frame text:anchor-type="paragraph" draw:z-index="28" draw:style-name="gr19" draw:text-style-name="P38" svg:width="0.8906in" svg:height="0.2669in" svg:x="1.848in" svg:y="0.0717in"><draw:text-box><text:p><text:span text:style-name="T7">80350</text:span></text:p></draw:text-box></draw:frame></text:p>
      <text:p text:style-name="P20">10. *POSTCODE</text:p>
      <text:p text:style-name="P20"/>
      <text:p text:style-name="P20"><draw:frame text:anchor-type="paragraph" draw:z-index="29" draw:style-name="gr19" draw:text-style-name="P38" svg:width="0.8906in" svg:height="0.2669in" svg:x="1.848in" svg:y="0.0382in"><draw:text-box><text:p><text:span text:style-name="T7">JOHOR</text:span></text:p></draw:text-box></draw:frame></text:p>
      <text:p text:style-name="P21">11. *STATE </text:p>
      <text:p text:style-name="P21"><draw:frame text:anchor-type="paragraph" draw:z-index="30" draw:style-name="gr16" draw:text-style-name="P35" svg:width="1.3858in" svg:height="0.2669in" svg:x="1.8319in" svg:y="0.0984in"><draw:text-box><text:p/></draw:text-box></draw:frame><draw:frame text:anchor-type="paragraph" draw:z-index="31" draw:style-name="gr16" draw:text-style-name="P35" svg:width="1.3858in" svg:height="0.2669in" svg:x="4.6862in" svg:y="0.0799in"><draw:text-box><text:p/></draw:text-box></draw:frame></text:p>
      <text:p text:style-name="P22">12. TELEPHONE <text:tab/><text:tab/><text:tab/><text:tab/><text:tab/><text:tab/><text:tab/><text:tab/>FAX</text:p>
      <text:p text:style-name="P22"/>
      <text:p text:style-name="P22"><draw:frame text:anchor-type="paragraph" draw:z-index="32" draw:style-name="gr13" draw:text-style-name="P35" svg:width="3.1677in" svg:height="0.2425in" svg:x="1.8319in" svg:y="0.0547in"><draw:text-box><text:p/></draw:text-box></draw:frame></text:p>
      <text:p text:style-name="P22">13. E-MAIL</text:p>
      <text:p text:style-name="P22"/>
      <text:p text:style-name="P22"><draw:frame text:anchor-type="paragraph" draw:z-index="33" draw:style-name="gr21" draw:text-style-name="P35" svg:width="1.5941in" svg:height="0.1949in" svg:x="1.8319in" svg:y="0.0547in"><draw:text-box><text:p><text:span text:style-name="T6">PARTNERSHIP</text:span></text:p></draw:text-box></draw:frame>14. *OWNERSHIP</text:p>
      <text:p text:style-name="P22"/>
      <text:p text:style-name="P22"><draw:frame text:anchor-type="paragraph" draw:z-index="37" draw:style-name="gr21" draw:text-style-name="P35" svg:width="1.5941in" svg:height="0.1949in" svg:x="1.8319in" svg:y="0.1346in"><draw:text-box><text:p><text:span text:style-name="T6">07/01/2015</text:span></text:p></draw:text-box></draw:frame></text:p>
      <text:p text:style-name="P23">SUBMISSION DATE</text:p>
      <text:p text:style-name="P23"><draw:control text:anchor-type="paragraph" draw:z-index="36" draw:style-name="gr23" draw:text-style-name="P40" svg:width="1.2504in" svg:height="0.3335in" svg:x="2.5173in" svg:y="0.5425in" draw:control="control3"/>(dd/mm/yyy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MY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M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9pt" fo:font-weight="bold" officeooo:rsid="0015d5b8" officeooo:paragraph-rsid="0016faa9" style:font-size-asian="9pt" style:font-weight-asian="bold" style:font-size-complex="9pt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size="9pt" officeooo:rsid="0015d5b8" officeooo:paragraph-rsid="0016faa9" style:font-size-asian="9pt" style:font-size-complex="9pt"/>
    </style:style>
    <style:style style:name="MP3" style:family="paragraph">
      <loext:graphic-properties draw:fill="none" draw:fill-color="#ffffff"/>
      <style:text-properties fo:font-size="10pt" style:font-size-asian="10pt" style:font-size-complex="10pt"/>
    </style:style>
    <style:style style:name="MP4" style:family="paragraph" style:parent-style-name="Footer">
      <style:text-properties fo:font-size="9pt" fo:font-weight="bold" officeooo:rsid="0031cfe9" officeooo:paragraph-rsid="0031cfe9" style:font-size-asian="9pt" style:font-weight-asian="bold" style:font-size-complex="9pt" style:font-weight-complex="bold"/>
    </style:style>
    <style:style style:name="MT1" style:family="text">
      <style:text-properties fo:font-size="10pt" style:font-size-asian="10pt" style:font-size-complex="10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color="#000000" draw:fill="none" draw:fill-color="#ffffff" fo:min-height="0.25in" fo:padding-top="0.05in" fo:padding-left="0.0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3543in" fo:margin-bottom="0.461in" fo:margin-left="0.7874in" fo:margin-right="0.7874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9374in" fo:margin-left="0in" fo:margin-right="0in" fo:margin-bottom="0.2in" style:shadow="none" style:dynamic-spacing="false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Form A</text:p>
        <text:p text:style-name="MP2"/>
        <text:p text:style-name="MP2"><draw:frame text:anchor-type="paragraph" draw:z-index="34" draw:style-name="Mgr1" draw:text-style-name="MP3" svg:width="1.2713in" svg:height="0.2606in" svg:x="5.2591in" svg:y="0.1425in"><draw:text-box><text:p><text:span text:style-name="MT1">PSP Ref. No: <text:s/></text:span></text:p></draw:text-box></draw:frame>REGISTRATION OF BUSINESSES RULES 1957</text:p>
        <text:p text:style-name="MP2"><draw:frame text:anchor-type="paragraph" draw:z-index="35" draw:style-name="Mgr2" draw:text-style-name="MP3" svg:width="1.8949in" svg:height="0.3004in" svg:x="5.2591in" svg:y="0.1382in"><draw:text-box><text:p><text:span text:style-name="MT1">ROB07012015-01540684PSB</text:span></text:p></draw:text-box></draw:frame>[RULE 3] – PORTAL<text:tab/></text:p>
        <text:p text:style-name="MP2">BUSINESS REGISTRATION</text:p>
      </style:header>
      <style:footer>
        <text:p text:style-name="MP4">Form A <text:tab/><text:tab/>Page 1 of 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0:31:09.133000000</meta:creation-date>
    <dc:date>2016-04-21T12:47:45.539000000</dc:date>
    <meta:editing-duration>PT1H40M30S</meta:editing-duration>
    <meta:editing-cycles>46</meta:editing-cycles>
    <meta:generator>LibreOffice/4.4.1.2$Windows_x86 LibreOffice_project/45e2de17089c24a1fa810c8f975a7171ba4cd432</meta:generator>
    <meta:document-statistic meta:table-count="0" meta:image-count="0" meta:object-count="0" meta:page-count="1" meta:paragraph-count="32" meta:word-count="75" meta:character-count="506" meta:non-whitespace-character-count="393"/>
  </office:meta>
</office:document-meta>
</file>